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738" officeooo:paragraph-rsid="00103738"/>
    </style:style>
    <style:style style:name="P2" style:family="paragraph" style:parent-style-name="Standard">
      <style:paragraph-properties fo:text-align="start" style:justify-single-word="false"/>
      <style:text-properties officeooo:paragraph-rsid="00103738"/>
    </style:style>
    <style:style style:name="P3" style:family="paragraph" style:parent-style-name="Standard" style:list-style-name="L1">
      <style:text-properties officeooo:paragraph-rsid="00103738"/>
    </style:style>
    <style:style style:name="P4" style:family="paragraph" style:parent-style-name="Standard" style:list-style-name="L1">
      <style:text-properties officeooo:rsid="00103738" officeooo:paragraph-rsid="0010373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037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Kubernetes Links to be studied:</text:p>
      <text:p text:style-name="P1"/>
      <text:list xml:id="list1822436718" text:style-name="L1">
        <text:list-item>
          <text:p text:style-name="P4"><text:a xlink:type="simple" xlink:href="https://github.com/ahmetb/kubernetes-network-policy-recipes" text:style-name="Internet_20_link" text:visited-style-name="Visited_20_Internet_20_Link">https://github.com/ahmetb/kubernetes-network-policy-recipes</text:a></text:p>
        </text:list-item>
      </text:list>
      <text:p text:style-name="P1"/>
      <text:list xml:id="list184538214567317" text:continue-numbering="true" text:style-name="L1">
        <text:list-item>
          <text:p text:style-name="P3"><text:a xlink:type="simple" xlink:href="https://medium.com/google-cloud/kubernetes-nodeport-vs-loadbalancer-vs-ingress-when-should-i-use-what-922f010849e0" text:style-name="Internet_20_link" text:visited-style-name="Visited_20_Internet_20_Link">https://medium.com/google-cloud/kubernetes-nodeport-vs-loadbalancer-vs-ingress-when-should-i-use-what-922f010849e0</text:a></text:p>
          <text:p text:style-name="P3"/>
        </text:list-item>
        <text:list-item>
          <text:p text:style-name="P3"><text:a xlink:type="simple" xlink:href="https://medium.com/google-cloud/understanding-kubernetes-networking-pods-7117dd28727" text:style-name="Internet_20_link" text:visited-style-name="Visited_20_Internet_20_Link">https://medium.com/google-cloud/understanding-kubernetes-networking-pods-7117dd28727</text:a></text:p>
          <text:p text:style-name="P3"/>
        </text:list-item>
        <text:list-item>
          <text:p text:style-name="P3"><text:a xlink:type="simple" xlink:href="https://blog.sourcerer.io/a-kubernetes-quick-start-for-people-who-know-just-enough-about-docker-to-get-by-71c5933b4633" text:style-name="Internet_20_link" text:visited-style-name="Visited_20_Internet_20_Link">https://blog.sourcerer.io/a-kubernetes-quick-start-for-people-who-know-just-enough-about-docker-to-get-by-71c5933b4633</text:a></text:p>
          <text:p text:style-name="P3"/>
        </text:list-item>
        <text:list-item>
          <text:p text:style-name="P3"><text:a xlink:type="simple" xlink:href="https://hackernoon.com/getting-started-with-microservices-and-kubernetes-76354312b556?source=search_post" text:style-name="Internet_20_link" text:visited-style-name="Visited_20_Internet_20_Link">https://hackernoon.com/getting-started-with-microservices-and-kubernetes-76354312b556?source=search_post</text:a></text:p>
          <text:p text:style-name="P3"/>
        </text:list-item>
        <text:list-item>
          <text:p text:style-name="P3"><text:a xlink:type="simple" xlink:href="https://medium.com/@cashisclay/kubernetes-ingress-82aa960f658e" text:style-name="Internet_20_link" text:visited-style-name="Visited_20_Internet_20_Link">https://medium.com/@cashisclay/kubernetes-ingress-82aa960f658e</text:a></text:p>
          <text:p text:style-name="P3"/>
        </text:list-item>
        <text:list-item>
          <text:p text:style-name="P5"><text:a xlink:type="simple" xlink:href="https://medium.freecodecamp.org/how-i-built-a-kubernetes-cluster-so-my-coworkers-could-deploy-apps-faster-ad5567bf6fa8" text:style-name="Internet_20_link" text:visited-style-name="Visited_20_Internet_20_Link">https://medium.freecodecamp.org/how-i-built-a-kubernetes-cluster-so-my-coworkers-could-deploy-apps-faster-ad5567bf6fa8</text:a></text:p>
          <text:p text:style-name="P5"/>
        </text:list-item>
        <text:list-item>
          <text:p text:style-name="P5"><text:a xlink:type="simple" xlink:href="https://itnext.io/kubernetes-monitoring-with-prometheus-in-15-minutes-8e54d1de2e13" text:style-name="Internet_20_link" text:visited-style-name="Visited_20_Internet_20_Link">https://itnext.io/kubernetes-monitoring-with-prometheus-in-15-minutes-8e54d1de2e13</text:a></text:p>
          <text:p text:style-name="P5"/>
        </text:list-item>
        <text:list-item>
          <text:p text:style-name="P5"><text:a xlink:type="simple" xlink:href="https://medium.com/@ApsOps/an-illustrated-guide-to-kubernetes-networking-part-1-d1ede3322727" text:style-name="Internet_20_link" text:visited-style-name="Visited_20_Internet_20_Link">https://medium.com/@ApsOps/an-illustrated-guide-to-kubernetes-networking-part-1-d1ede3322727</text:a></text:p>
          <text:p text:style-name="P5"/>
        </text:list-item>
        <text:list-item>
          <text:p text:style-name="P5"><text:a xlink:type="simple" xlink:href="https://medium.com/google-cloud/kubernetes-configmaps-and-secrets-68d061f7ab5b" text:style-name="Internet_20_link" text:visited-style-name="Visited_20_Internet_20_Link">https://medium.com/google-cloud/kubernetes-configmaps-and-secrets-68d061f7ab5b</text:a></text:p>
          <text:p text:style-name="P5"/>
        </text:list-item>
        <text:list-item>
          <text:p text:style-name="P5"><text:a xlink:type="simple" xlink:href="https://blog.laputa.io/kubernetes-flannel-networking-6a1cb1f8ec7c" text:style-name="Internet_20_link" text:visited-style-name="Visited_20_Internet_20_Link">https://blog.laputa.io/kubernetes-flannel-networking-6a1cb1f8ec7c</text:a></text:p>
          <text:p text:style-name="P5"/>
        </text:list-item>
        <text:list-item>
          <text:p text:style-name="P5"><text:a xlink:type="simple" xlink:href="https://itnext.io/migrating-a-spring-boot-service-to-kubernetes-in-5-steps-7c1702da81b6" text:style-name="Internet_20_link" text:visited-style-name="Visited_20_Internet_20_Link">https://itnext.io/migrating-a-spring-boot-service-to-kubernetes-in-5-steps-7c1702da81b6</text:a></text:p>
          <text:p text:style-name="P5"/>
        </text:list-item>
        <text:list-item>
          <text:p text:style-name="P5"><text:a xlink:type="simple" xlink:href="https://medium.com/quick-code/top-tutorials-to-learn-kubernetes-e9507e76d9a4" text:style-name="Internet_20_link" text:visited-style-name="Visited_20_Internet_20_Link">https://medium.com/quick-code/top-tutorials-to-learn-kubernetes-e9507e76d9a4</text:a></text:p>
          <text:p text:style-name="P5"/>
        </text:list-item>
        <text:list-item>
          <text:p text:style-name="P5"><text:a xlink:type="simple" xlink:href="https://medium.com/@elliot_f/my-notes-for-certified-kubernetes-application-developer-part-1-core-concepts-d1bab7bc2446" text:style-name="Internet_20_link" text:visited-style-name="Visited_20_Internet_20_Link">https://medium.com/@elliot_f/my-notes-for-certified-kubernetes-application-developer-part-1-core-concepts-d1bab7bc2446</text:a></text:p>
          <text:p text:style-name="P5"/>
        </text:list-item>
        <text:list-item>
          <text:p text:style-name="P5"><text:a xlink:type="simple" xlink:href="https://medium.com/google-cloud/securing-kubernetes-cluster-networking-cec708b82510" text:style-name="Internet_20_link" text:visited-style-name="Visited_20_Internet_20_Link">https://medium.com/google-cloud/securing-kubernetes-cluster-networking-cec708b82510</text:a></text:p>
        </text:list-item>
      </text:list>
      <text:p text:style-name="P2"/>
      <text:list xml:id="list184536427178661" text:continue-numbering="true" text:style-name="L1">
        <text:list-item>
          <text:p text:style-name="P5"><text:a xlink:type="simple" xlink:href="https://medium.com/@diegomrtnzg/redirect-your-users-to-the-same-pod-by-using-session-affinity-on-kubernetes-baebf6a1733b" text:style-name="Internet_20_link" text:visited-style-name="Visited_20_Internet_20_Link">https://medium.com/@diegomrtnzg/redirect-your-users-to-the-same-pod-by-using-session-affinity-on-kubernetes-baebf6a1733b</text:a></text:p>
        </text:list-item>
      </text:list>
      <text:p text:style-name="P2"/>
      <text:list xml:id="list184537825284054" text:continue-numbering="true" text:style-name="L1">
        <text:list-item>
          <text:p text:style-name="P5"><text:a xlink:type="simple" xlink:href="https://developers.redhat.com/blog/2018/06/28/why-kubernetes-is-the-new-application-server/" text:style-name="Internet_20_link" text:visited-style-name="Visited_20_Internet_20_Link">https://developers.redhat.com/blog/2018/06/28/why-kubernetes-is-the-new-application-server/</text:a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0:10:05.034293275</meta:creation-date>
    <dc:date>2019-01-05T18:45:35.776802737</dc:date>
    <meta:editing-duration>PT17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53" meta:character-count="1613" meta:non-whitespace-character-count="1609"/>
  </office:meta>
</office:document-meta>
</file>